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ntSubstitutionsConfigurator.FontSubstitutionsConfigurator( Configuration cf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SubstitutionsConfigurator.getQualfierFromConfiguration( Configuration cf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ontSubstitutionsConfigurator.configure( FontSubstitutions substitu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